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name="P16" style:parent-style-name="Titre" style:family="paragraph">
      <style:paragraph-properties fo:break-before="page"/>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P21" style:parent-style-name="Paragraphedeliste" style:list-style-name="LFO1" style:family="paragraph"/>
    <style:style style:name="P22" style:parent-style-name="Paragraphedeliste" style:list-style-name="LFO1" style:family="paragraph"/>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 basée sur<text:s/>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 ce dernier dans le magasin (ou du moins qui le ferais si on devait implémenter une interface). LaFacServer est une représentation/simulation d'un serveur distant, c’est une classe interne car elle n’a de sens qu’à l’intérieur de laFac.</text:p>
      <text:p text:style-name="P10">La classe Customer<text:s/>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 Les CustomerStates eux sont liés à un client particulier : le customer est voué à changer d’état en se connectant et en se déconnectant.</text:p>
      <text:p text:style-name="P11">La classe CustomerState nous permet donc de traiter les différents états que peux avoir un client. Elle va donc contenir les informations spécifiques à un client et à cet état en particulier. 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 une nouvelle catégorie il suffit donc d’hériter de Product. On considère qu’il n’y a pas de sous-catégorie, c’est pourquoi on interdit l’héritage des catégories.</text:p>
      <text:p text:style-name="P13">La classe AbstractOffer nous permet de généraliser le concept d’offres. Dans chaque offre on 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e<text:s/>où.</text:p>
      <text:p text:style-name="Normal"/>
      <text:p text:style-name="P15"/>
      <text:soft-page-break/>
      <text:p text:style-name="P16">Tests</text:p>
      <text:p text:style-name="P17"/>
      <text:p text:style-name="P18">Au niveau des tests nous avons créés une interface pour pouvoir tester plus efficacement toutes les interactions utilisateur.<text:s/>Cela nous permet de simuler le parcours d’un client dans le magasin.<text:s/><text:line-break/>Parmi les différents tests que nous avons pu faire il y acheter des<text:s/>produits (une switch et deux joy con), essayer d’acheter des produits qui n’existent pas<text:s/>(« zoulou »), se connecter avec des mauvais identifiants, en tant que simple visiteur, payer en tant que membre<text:s/>avec des produits qui avaient des offres<text:s/>particulières (on a un product offer pour tout le monde sur la switch et une flash offer juste pour le staff sur 1Switch + deux Joy Con). A chaque fois on obtient le comportement attendu :<text:s/>l’application nous affiche soit que l’on a réussi, soit nous informe que notre manipulation a échouée et pourquoi. Au niveau du payement on<text:s/>trouve<text:s/>bien<text:s/>un prix différent en fonction du fait que l’on paie en tant que staff ou en tant que simple visiteur.<text:s/>Cela nous permet surtout de tester le comportement du client.</text:p>
      <text:p text:style-name="P19"/>
      <text:p text:style-name="P20">Pour tester le comportement de notre programme lors de la création de nouveaux produits, offres, comptes utilisateurs, nous avons créés un fonction test qui est présente dans main (que vous pouvez modifier si vous voulez tester d’autres choses). Cette fonction test :</text:p>
      <text:list text:style-name="LFO1" text:continue-numbering="true">
        <text:list-item>
          <text:p text:style-name="P21">L’ajout d’un nouveau compte utilisateur qui se passe avec succès</text:p>
        </text:list-item>
        <text:list-item>
          <text:p text:style-name="P22">L’ajout d’un nouveau produit avec un prix négatif qui nous renvoie bien une exception en nous expliquant pourquoi</text:p>
        </text:list-item>
      </text:list>
      <text:p text:style-name="Normal">Ces<text:s/>tests sont mis en commentaire pour ne pas afficher les exceptions qui y sont liées mais pour les afficher il suffit de décommen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4T09:48:00Z</dc:date>
    <meta:template xlink:href="Normal" xlink:type="simple"/>
    <meta:editing-cycles>103</meta:editing-cycles>
    <meta:editing-duration>PT193140S</meta:editing-duration>
    <meta:document-statistic meta:page-count="3" meta:paragraph-count="8" meta:word-count="683" meta:character-count="4436" meta:row-count="31" meta:non-whitespace-character-count="3761"/>
  </office:meta>
</office:document-meta>
</file>